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Open Sans', Helvetica, Arial, sans-serif"/>
    <style:font-face style:name="Consolas" svg:font-family="Consolas, Menlo, 'Bitstream Vera Sans Mono', monospace, 'Powerline Symbols'"/>
    <style:font-face style:name="Lohit Devanagari1" svg:font-family="'Lohit Devanagari'"/>
    <style:font-face style:name="Roboto Condensed" svg:font-family="'Roboto Condensed', Arial, sans-serif"/>
    <style:font-face style:name="apple-system" svg:font-family="apple-system, BlinkMacSystemFont, 'Segoe UI', Roboto, Oxygen-Sans, Ubuntu, Cantarell, 'Helvetica Neue', sans-serif"/>
    <style:font-face style:name="courier 10 pitch" svg:font-family="'courier 10 pitch', Courier, monospace"/>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32cm" table:align="left"/>
    </style:style>
    <style:style style:name="Table1.A" style:family="table-column">
      <style:table-column-properties style:column-width="3.112cm"/>
    </style:style>
    <style:style style:name="Table1.B" style:family="table-column">
      <style:table-column-properties style:column-width="3.609cm"/>
    </style:style>
    <style:style style:name="Table1.C" style:family="table-column">
      <style:table-column-properties style:column-width="2.6cm"/>
    </style:style>
    <style:style style:name="Table1.A1" style:family="table-cell">
      <style:table-cell-properties style:vertical-align="middle" fo:background-color="#eeeeee"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P1" style:family="paragraph" style:parent-style-name="Standard">
      <style:text-properties officeooo:paragraph-rsid="0009cd54"/>
    </style:style>
    <style:style style:name="P2" style:family="paragraph" style:parent-style-name="Text_20_body">
      <style:text-properties officeooo:paragraph-rsid="0009cd54"/>
    </style:style>
    <style:style style:name="P3" style:family="paragraph" style:parent-style-name="Text_20_body">
      <style:text-properties fo:font-variant="normal" fo:text-transform="none" fo:color="#272727" style:font-name="Roboto Condensed" fo:font-size="13.5pt" fo:letter-spacing="normal" fo:font-style="normal" fo:font-weight="normal"/>
    </style:style>
    <style:style style:name="P4" style:family="paragraph" style:parent-style-name="Text_20_body">
      <style:text-properties fo:font-variant="normal" fo:text-transform="none" style:use-window-font-color="true" style:font-name="Roboto Condensed" fo:font-size="13.5pt" fo:letter-spacing="normal" fo:font-style="normal" fo:font-weight="normal"/>
    </style:style>
    <style:style style:name="P5" style:family="paragraph" style:parent-style-name="Text_20_body">
      <style:text-properties fo:font-variant="normal" fo:text-transform="none" style:use-window-font-color="true" style:font-name="Roboto Condensed" fo:font-size="13pt" fo:letter-spacing="normal" fo:font-style="normal" fo:font-weight="normal" style:font-size-asian="13pt" style:font-size-complex="13pt"/>
    </style:style>
    <style:style style:name="P6" style:family="paragraph" style:parent-style-name="Text_20_body">
      <style:text-properties fo:font-variant="normal" fo:text-transform="none" style:use-window-font-color="true" style:font-name="Roboto Condensed" fo:font-size="22.5pt" fo:letter-spacing="normal" fo:font-style="normal" fo:font-weight="normal"/>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ize="13pt" style:font-size-asian="13pt" style:font-size-complex="13pt"/>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72727" style:font-name="Roboto Condensed" fo:font-size="13.5pt" fo:letter-spacing="normal" fo:font-style="normal" fo:font-weight="normal"/>
    </style:style>
    <style:style style:name="P11" style:family="paragraph" style:parent-style-name="Preformatted_20_Text">
      <loext:graphic-properties draw:fill="solid" draw:fill-color="#051e30" draw:opacity="100%"/>
      <style:paragraph-properties fo:margin-left="0cm" fo:margin-right="0cm" fo:margin-top="0.794cm" fo:margin-bottom="0.794cm" loext:contextual-spacing="false" style:line-height-at-least="0.503cm" fo:orphans="2" fo:widows="2" fo:text-indent="0cm" style:auto-text-indent="false" fo:background-color="#051e30" fo:padding-left="0.476cm" fo:padding-right="0.265cm" fo:padding-top="0.265cm" fo:padding-bottom="0.265cm" fo:border-left="3pt solid #289ff4" fo:border-right="0.74pt solid #289ff4" fo:border-top="0.74pt solid #289ff4" fo:border-bottom="0.74pt solid #289ff4"/>
      <style:text-properties fo:font-variant="normal" fo:text-transform="none" fo:color="#ffffff" style:font-name="courier 10 pitch" fo:font-size="9.75pt" fo:letter-spacing="normal" fo:font-style="normal" fo:font-weight="normal"/>
    </style:style>
    <style:style style:name="P12" style:family="paragraph" style:parent-style-name="Preformatted_20_Text">
      <loext:graphic-properties draw:fill="solid" draw:fill-color="#051e30" draw:opacity="100%"/>
      <style:paragraph-properties fo:margin-left="0cm" fo:margin-right="0cm" fo:margin-top="0.794cm" fo:margin-bottom="0.794cm" loext:contextual-spacing="false" style:line-height-at-least="0.503cm" fo:orphans="2" fo:widows="2" fo:text-indent="0cm" style:auto-text-indent="false" fo:background-color="#051e30" fo:padding-left="0.476cm" fo:padding-right="0.265cm" fo:padding-top="0.265cm" fo:padding-bottom="0.265cm" fo:border-left="3pt solid #289ff4" fo:border-right="0.74pt solid #289ff4" fo:border-top="0.74pt solid #289ff4" fo:border-bottom="0.74pt solid #289ff4"/>
      <style:text-properties fo:font-variant="normal" fo:text-transform="none" style:use-window-font-color="true" style:font-name="courier 10 pitch" fo:font-size="9.75pt" fo:letter-spacing="normal" fo:font-style="normal" fo:font-weight="normal"/>
    </style:style>
    <style:style style:name="P13" style:family="paragraph" style:parent-style-name="Heading_20_3">
      <style:text-properties fo:font-variant="normal" fo:text-transform="none" fo:color="#336699" style:font-name="Roboto Condensed" fo:font-size="22.5pt" fo:letter-spacing="normal" fo:font-style="normal" fo:font-weight="normal"/>
    </style:style>
    <style:style style:name="P14" style:family="paragraph" style:parent-style-name="Heading_20_3">
      <style:text-properties fo:font-variant="normal" fo:text-transform="none" style:use-window-font-color="true" style:font-name="Roboto Condensed" fo:font-size="13pt" fo:letter-spacing="normal" fo:font-style="normal" fo:font-weight="normal" style:font-size-asian="13pt" style:font-size-complex="13pt"/>
    </style:style>
    <style:style style:name="P15" style:family="paragraph" style:parent-style-name="Heading_20_3">
      <style:text-properties fo:font-variant="normal" fo:text-transform="none" style:use-window-font-color="true" style:font-name="Roboto Condensed" fo:font-size="22.5pt" fo:letter-spacing="normal" fo:font-style="normal" fo:font-weight="normal"/>
    </style:style>
    <style:style style:name="P16" style:family="paragraph" style:parent-style-name="Heading_20_3">
      <style:text-properties fo:font-variant="normal" fo:text-transform="none" fo:color="#272727" style:font-name="Roboto Condensed" fo:font-size="13.5pt" fo:letter-spacing="normal" fo:font-style="normal" fo:font-weight="normal"/>
    </style:style>
    <style:style style:name="P17" style:family="paragraph" style:parent-style-name="Heading_20_3">
      <style:text-properties fo:font-variant="normal" fo:text-transform="none" fo:color="#222222" style:font-name="apple-system" fo:font-size="13pt" fo:letter-spacing="normal" fo:font-style="normal" fo:font-weight="bold" style:font-size-asian="13pt" style:font-size-complex="13pt" loext:padding="0cm" loext:border="none"/>
    </style:style>
    <style:style style:name="P18" style:family="paragraph" style:parent-style-name="Preformatted_20_Text">
      <style:text-properties fo:font-variant="normal" fo:text-transform="none" fo:color="#272727" style:font-name="Roboto Condensed" fo:font-size="13.5pt" fo:letter-spacing="normal" fo:font-style="normal" fo:font-weight="normal"/>
    </style:style>
    <style:style style:name="P19" style:family="paragraph" style:parent-style-name="Preformatted_20_Text">
      <style:text-properties fo:font-variant="normal" fo:text-transform="none" style:use-window-font-color="true" style:font-name="courier 10 pitch" fo:font-size="9.75pt" fo:letter-spacing="normal" fo:font-style="normal" fo:font-weight="normal"/>
    </style:style>
    <style:style style:name="P20" style:family="paragraph" style:parent-style-name="Preformatted_20_Text">
      <style:text-properties fo:font-variant="normal" fo:text-transform="none" fo:color="#cccccc" style:font-name="Consolas" fo:font-size="9pt" fo:letter-spacing="normal" fo:font-style="normal" fo:font-weight="normal" officeooo:rsid="000b2955" officeooo:paragraph-rsid="000cd575"/>
    </style:style>
    <style:style style:name="P21" style:family="paragraph" style:parent-style-name="Preformatted_20_Text">
      <style:text-properties officeooo:paragraph-rsid="0009cd54"/>
    </style:style>
    <style:style style:name="P22" style:family="paragraph" style:parent-style-name="Preformatted_20_Text">
      <loext:graphic-properties draw:fill="solid" draw:fill-color="#051e30" draw:opacity="100%"/>
      <style:paragraph-properties fo:margin-top="0.794cm" fo:margin-bottom="0.794cm" loext:contextual-spacing="false" style:line-height-at-least="0.503cm" fo:orphans="2" fo:widows="2" fo:background-color="#051e30" fo:padding-left="0.476cm" fo:padding-right="0.265cm" fo:padding-top="0.265cm" fo:padding-bottom="0.265cm" fo:border-left="3pt solid #289ff4" fo:border-right="0.74pt solid #289ff4" fo:border-top="0.74pt solid #289ff4" fo:border-bottom="0.74pt solid #289ff4"/>
      <style:text-properties fo:font-variant="normal" fo:text-transform="none" style:use-window-font-color="true" style:font-name="courier 10 pitch" fo:font-size="9.75pt" fo:letter-spacing="normal" fo:font-style="normal" fo:font-weight="normal"/>
    </style:style>
    <style:style style:name="P23" style:family="paragraph" style:parent-style-name="Heading_20_5">
      <style:text-properties fo:font-variant="normal" fo:text-transform="none" fo:color="#272727" style:font-name="Roboto Condensed" fo:font-size="13.5pt" fo:letter-spacing="normal" fo:font-style="normal" fo:font-weight="normal"/>
    </style:style>
    <style:style style:name="P24" style:family="paragraph" style:parent-style-name="Table_20_Contents">
      <style:paragraph-properties fo:margin-top="0cm" fo:margin-bottom="0cm" loext:contextual-spacing="false"/>
      <style:text-properties fo:color="#444444" style:font-name="Amazon Ember" fo:font-size="12pt"/>
    </style:style>
    <style:style style:name="P25" style:family="paragraph" style:parent-style-name="Table_20_Heading">
      <style:paragraph-properties fo:text-align="start" style:justify-single-word="false"/>
      <style:text-properties fo:color="#333333" fo:font-size="12pt" fo:font-weight="bold"/>
    </style:style>
    <style:style style:name="P26" style:family="paragraph" style:parent-style-name="Heading_20_4">
      <style:text-properties fo:font-variant="normal" fo:text-transform="none" fo:color="#272727" style:font-name="Roboto Condensed" fo:font-size="13.5pt" fo:letter-spacing="normal" fo:font-style="normal" fo:font-weight="normal" officeooo:rsid="000b2955" officeooo:paragraph-rsid="000b2955" loext:padding="0cm" loext:border="none"/>
    </style:style>
    <style:style style:name="P27" style:family="paragraph" style:parent-style-name="Preformatted_20_Text">
      <style:text-properties fo:font-variant="normal" fo:text-transform="none" fo:color="#272727" style:font-name="Roboto Condensed" fo:font-size="13.5pt" fo:letter-spacing="normal" fo:font-style="normal" fo:font-weight="normal" officeooo:rsid="000b2955" officeooo:paragraph-rsid="000cd575" loext:padding="0cm" loext:border="none"/>
    </style:style>
    <style:style style:name="P28" style:family="paragraph" style:parent-style-name="Standard">
      <style:text-properties fo:font-variant="normal" fo:text-transform="none" style:use-window-font-color="true" style:font-name="Roboto Condensed" fo:font-size="13pt" fo:letter-spacing="normal" fo:font-style="normal" fo:font-weight="normal" style:font-size-asian="13pt" style:font-size-complex="13pt"/>
    </style:style>
    <style:style style:name="P29" style:family="paragraph" style:parent-style-name="Standard">
      <style:text-properties fo:font-variant="normal" fo:text-transform="none" fo:color="#272727" style:font-name="Roboto Condensed" fo:font-size="13.5pt" fo:letter-spacing="normal" fo:font-style="normal" fo:font-weight="normal" officeooo:rsid="000c9559" officeooo:paragraph-rsid="000c9559"/>
    </style:style>
    <style:style style:name="P30" style:family="paragraph" style:parent-style-name="Text_20_body">
      <style:text-properties fo:font-variant="normal" fo:text-transform="none" style:use-window-font-color="true" style:font-name="Roboto Condensed" fo:font-size="13pt" fo:letter-spacing="normal" fo:font-style="normal" fo:font-weight="normal" officeooo:rsid="0009cd54" style:font-size-asian="13pt" style:font-size-complex="13pt"/>
    </style:style>
    <style:style style:name="P31" style:family="paragraph" style:parent-style-name="Text_20_body">
      <style:text-properties fo:font-variant="normal" fo:text-transform="none" style:use-window-font-color="true" style:font-name="Roboto Condensed" fo:font-size="13.5pt" fo:letter-spacing="normal" fo:font-style="normal" fo:font-weight="normal"/>
    </style:style>
    <style:style style:name="P32" style:family="paragraph" style:parent-style-name="Text_20_body">
      <style:text-properties fo:font-variant="normal" fo:text-transform="none" fo:color="#272727" style:font-name="Roboto Condensed" fo:font-size="13.5pt" fo:letter-spacing="normal" fo:font-style="normal" fo:font-weight="normal"/>
    </style:style>
    <style:style style:name="P33" style:family="paragraph" style:parent-style-name="Text_20_body">
      <style:text-properties fo:font-variant="normal" fo:text-transform="none" fo:color="#272727" style:font-name="Roboto Condensed" fo:font-size="13.5pt" fo:letter-spacing="normal" fo:font-style="normal" fo:font-weight="normal" officeooo:rsid="000b2955" officeooo:paragraph-rsid="000b2955"/>
    </style:style>
    <style:style style:name="P34" style:family="paragraph" style:parent-style-name="Text_20_body">
      <style:text-properties fo:font-variant="normal" fo:text-transform="none" fo:color="#272727" style:font-name="Roboto Condensed" fo:font-size="13.5pt" fo:letter-spacing="normal" fo:font-style="normal" fo:font-weight="normal" officeooo:rsid="000c9559" officeooo:paragraph-rsid="000c9559"/>
    </style:style>
    <style:style style:name="P3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apple-system" fo:font-size="11.25pt" fo:letter-spacing="normal" fo:font-style="normal" fo:font-weight="normal"/>
    </style:style>
    <style:style style:name="P3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0859" style:font-name="apple-system" fo:font-size="11.25pt" fo:letter-spacing="normal" fo:font-style="normal" style:text-underline-style="solid" style:text-underline-width="auto" style:text-underline-color="font-color" fo:font-weight="normal" loext:padding="0cm" loext:border="none"/>
    </style:style>
    <style:style style:name="P3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Heading_20_3">
      <style:text-properties fo:font-variant="normal" fo:text-transform="none" fo:color="#272727" style:font-name="Roboto Condensed" fo:font-size="13.5pt" fo:letter-spacing="normal" fo:font-style="normal" fo:font-weight="normal"/>
    </style:style>
    <style:style style:name="T1" style:family="text">
      <style:text-properties fo:font-variant="normal" fo:text-transform="none" fo:color="#272727" style:font-name="Roboto Condensed" fo:font-size="13.5pt" fo:letter-spacing="normal" fo:font-style="normal" fo:font-weight="normal"/>
    </style:style>
    <style:style style:name="T2" style:family="text">
      <style:text-properties fo:font-variant="normal" fo:text-transform="none" fo:color="#272727" fo:letter-spacing="normal"/>
    </style:style>
    <style:style style:name="T3" style:family="text">
      <style:text-properties fo:font-variant="normal" fo:text-transform="none" fo:color="#333333" style:font-name="Roboto Condensed" fo:font-size="13.5pt" fo:letter-spacing="normal" fo:font-style="normal" fo:font-weight="normal" loext:padding="0cm" loext:border="none"/>
    </style:style>
    <style:style style:name="T4" style:family="text">
      <style:text-properties fo:font-variant="normal" fo:text-transform="none" fo:color="#333333" style:font-name="inherit" fo:font-size="13.5pt" fo:letter-spacing="normal" fo:font-style="normal" fo:font-weight="normal" loext:padding="0cm" loext:border="none"/>
    </style:style>
    <style:style style:name="T5" style:family="text">
      <style:text-properties fo:font-variant="normal" fo:text-transform="none" style:font-name="Roboto Condensed" fo:letter-spacing="normal" fo:font-style="normal" fo:font-weight="normal" officeooo:rsid="0009cd54"/>
    </style:style>
    <style:style style:name="T6" style:family="text">
      <style:text-properties fo:font-variant="normal" fo:text-transform="none" style:font-name="courier 10 pitch" fo:font-size="9.75pt" fo:letter-spacing="normal" fo:font-style="normal" fo:font-weight="normal"/>
    </style:style>
    <style:style style:name="T7" style:family="text">
      <style:text-properties fo:font-variant="normal" fo:text-transform="none" style:use-window-font-color="true" style:font-name="Roboto Condensed" fo:font-size="13.5pt" fo:letter-spacing="normal" fo:font-style="normal" fo:font-weight="normal"/>
    </style:style>
    <style:style style:name="T8" style:family="text">
      <style:text-properties fo:font-variant="normal" fo:text-transform="none" style:use-window-font-color="true" style:font-name="Roboto Condensed" fo:font-size="13.5pt" fo:letter-spacing="normal" fo:font-style="normal" fo:font-weight="normal" loext:padding="0cm" loext:border="none"/>
    </style:style>
    <style:style style:name="T9" style:family="text">
      <style:text-properties fo:font-variant="normal" fo:text-transform="none" style:use-window-font-color="true" style:font-name="Roboto Condensed" fo:font-size="13.5pt" fo:letter-spacing="normal" fo:font-style="normal" fo:font-weight="bold" style:font-weight-asian="bold" style:font-weight-complex="bold" loext:padding="0cm" loext:border="none"/>
    </style:style>
    <style:style style:name="T10" style:family="text">
      <style:text-properties fo:font-variant="normal" fo:text-transform="none" style:use-window-font-color="true" style:font-name="Roboto Condensed" fo:font-size="13pt" fo:letter-spacing="normal" fo:font-style="normal" fo:font-weight="normal" style:font-size-asian="13pt" style:font-size-complex="13pt"/>
    </style:style>
    <style:style style:name="T11" style:family="text">
      <style:text-properties fo:font-variant="normal" fo:text-transform="none" style:use-window-font-color="true" style:font-name="Roboto Condensed" fo:font-size="13pt" fo:letter-spacing="normal" fo:font-style="normal" fo:font-weight="normal" style:font-size-asian="13pt" style:font-size-complex="13pt" loext:padding="0cm" loext:border="none"/>
    </style:style>
    <style:style style:name="T12" style:family="text">
      <style:text-properties fo:font-variant="normal" fo:text-transform="none" style:use-window-font-color="true" style:font-name="Roboto Condensed" fo:font-size="13pt" fo:letter-spacing="normal" fo:font-style="normal" fo:font-weight="normal" officeooo:rsid="0009cd54" style:font-size-asian="13pt" style:font-size-complex="13pt"/>
    </style:style>
    <style:style style:name="T13" style:family="text">
      <style:text-properties fo:font-variant="normal" fo:text-transform="none" style:use-window-font-color="true" style:font-name="Roboto Condensed" fo:font-size="13pt" fo:letter-spacing="normal" fo:font-style="normal" fo:font-weight="normal" officeooo:rsid="0009cd54" style:font-size-asian="13pt" style:font-size-complex="13pt" loext:padding="0cm" loext:border="none"/>
    </style:style>
    <style:style style:name="T14" style:family="text">
      <style:text-properties fo:font-variant="normal" fo:text-transform="none" style:use-window-font-color="true" fo:letter-spacing="normal"/>
    </style:style>
    <style:style style:name="T15" style:family="text">
      <style:text-properties fo:font-variant="normal" fo:text-transform="none" style:use-window-font-color="true" style:font-name="inherit" fo:font-size="13.5pt" fo:letter-spacing="normal" fo:font-style="normal" fo:font-weight="normal" loext:padding="0cm" loext:border="none"/>
    </style:style>
    <style:style style:name="T16" style:family="text">
      <style:text-properties fo:font-variant="normal" fo:text-transform="none" style:use-window-font-color="true" style:font-name="inherit" fo:font-size="13.5pt" fo:letter-spacing="normal" fo:font-style="normal" fo:font-weight="bold" style:font-weight-asian="bold" style:font-weight-complex="bold" loext:padding="0cm" loext:border="none"/>
    </style:style>
    <style:style style:name="T17" style:family="text">
      <style:text-properties fo:font-variant="normal" fo:text-transform="none" style:use-window-font-color="true" style:font-name="inherit" fo:font-size="13pt" fo:letter-spacing="normal" fo:font-style="normal" fo:font-weight="normal" style:font-size-asian="13pt" style:font-size-complex="13pt" loext:padding="0cm" loext:border="none"/>
    </style:style>
    <style:style style:name="T18" style:family="text">
      <style:text-properties fo:font-variant="normal" fo:text-transform="none" style:use-window-font-color="true" style:font-name="courier 10 pitch" fo:font-size="13pt" fo:letter-spacing="normal" fo:font-style="normal" fo:font-weight="normal" officeooo:rsid="0009cd54" style:font-size-asian="13pt" style:font-size-complex="13pt" loext:padding="0cm" loext:border="none"/>
    </style:style>
    <style:style style:name="T19" style:family="text">
      <style:text-properties fo:font-variant="normal" fo:text-transform="none" style:use-window-font-color="true" fo:font-size="13pt" fo:letter-spacing="normal" style:font-size-asian="13pt" style:font-size-complex="13pt"/>
    </style:style>
    <style:style style:name="T20" style:family="text">
      <style:text-properties fo:font-variant="normal" fo:text-transform="none" fo:color="#111111" style:font-name="apple-system" fo:font-size="11.25pt" fo:letter-spacing="normal" fo:font-style="normal" fo:font-weight="normal"/>
    </style:style>
    <style:style style:name="T21" style:family="text">
      <style:text-properties fo:font-variant="normal" fo:text-transform="none" fo:color="#111111" style:font-name="inherit" fo:font-size="11.25pt" fo:letter-spacing="normal" fo:font-style="italic" fo:font-weight="normal" loext:padding="0cm" loext:border="none"/>
    </style:style>
    <style:style style:name="T22" style:family="text">
      <style:text-properties fo:font-variant="normal" fo:text-transform="none" fo:color="#070859" style:font-name="apple-system" fo:font-size="11.25pt" fo:letter-spacing="normal" fo:font-style="normal" style:text-underline-style="solid" style:text-underline-width="auto" style:text-underline-color="font-color" fo:font-weight="normal" loext:padding="0cm" loext:border="none"/>
    </style:style>
    <style:style style:name="T23" style:family="text">
      <style:text-properties fo:color="#272727" style:font-name="Roboto Condensed" fo:font-size="13.5pt" loext:padding="0cm" loext:border="none"/>
    </style:style>
    <style:style style:name="T24" style:family="text">
      <style:text-properties style:use-window-font-color="true"/>
    </style:style>
    <style:style style:name="T25" style:family="text">
      <style:text-properties style:use-window-font-color="true" fo:font-size="22.5pt" fo:font-weight="normal" officeooo:rsid="0009cd54" style:font-size-asian="13pt" style:font-size-complex="13pt" loext:padding="0cm" loext:border="none"/>
    </style:style>
    <style:style style:name="T26" style:family="text">
      <style:text-properties style:use-window-font-color="true" style:font-name="courier 10 pitch" fo:font-size="13pt" fo:font-weight="normal" officeooo:rsid="0009cd54" style:font-size-asian="13pt" style:font-size-complex="13pt" loext:padding="0cm" loext:border="none"/>
    </style:style>
    <style:style style:name="T27" style:family="text">
      <style:text-properties style:use-window-font-color="true" fo:font-size="13pt" style:font-size-asian="13pt" style:font-size-complex="13pt"/>
    </style:style>
    <style:style style:name="T28" style:family="text">
      <style:text-properties style:use-window-font-color="true" fo:font-size="13pt" fo:font-weight="normal" officeooo:rsid="0009cd54" style:font-size-asian="13pt" style:font-size-complex="13pt" loext:padding="0cm" loext:border="none"/>
    </style:style>
    <style:style style:name="T29" style:family="text">
      <style:text-properties style:use-window-font-color="true" fo:font-size="13pt" fo:font-weight="normal" officeooo:rsid="0009cd54" style:font-size-asian="13pt" style:font-weight-asian="normal" style:font-size-complex="13pt" style:font-weight-complex="normal" loext:padding="0cm" loext:border="none"/>
    </style:style>
    <style:style style:name="T30" style:family="text">
      <style:text-properties officeooo:rsid="000a94db"/>
    </style:style>
    <style:style style:name="T31" style:family="text">
      <style:text-properties officeooo:rsid="000b2955"/>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tab/><text:tab/><text:tab/><text:tab/><text:tab/><text:tab/><text:tab/><text:tab/><text:tab/><text:tab/><text:tab/><text:tab/><text:tab/><text:tab/><text:tab/><text:tab/></text:h>
      <text:h text:style-name="P17" text:outline-level="3"><text:bookmark text:name="system-hardening-steps"/>System hardening steps</text:h>
      <text:p text:style-name="P9"><text:span text:style-name="Emphasis"><text:span text:style-name="T21">Overview of hardening steps</text:span></text:span></text:p>
      <text:list xml:id="list2631483830" text:style-name="L1">
        <text:list-item>
          <text:p text:style-name="P35">Install security updates and patches</text:p>
        </text:list-item>
        <text:list-item>
          <text:p text:style-name="P35">Use strong passwords</text:p>
        </text:list-item>
        <text:list-item>
          <text:p text:style-name="P35">Bind processes to localhost</text:p>
        </text:list-item>
        <text:list-item>
          <text:p text:style-name="P35">Implement a firewall</text:p>
        </text:list-item>
        <text:list-item>
          <text:p text:style-name="P35">Keep things clean</text:p>
        </text:list-item>
        <text:list-item>
          <text:p text:style-name="P35">Security configurations</text:p>
        </text:list-item>
        <text:list-item>
          <text:p text:style-name="P35">Limit access</text:p>
        </text:list-item>
        <text:list-item>
          <text:p text:style-name="P35">Monitor your systems</text:p>
        </text:list-item>
        <text:list-item>
          <text:p text:style-name="P35">Create backups (and test!)</text:p>
        </text:list-item>
        <text:list-item>
          <text:p text:style-name="P35">Perform system auditing</text:p>
        </text:list-item>
      </text:list>
      <text:p text:style-name="P5"/>
      <text:p text:style-name="P5"/>
      <text:h text:style-name="P14" text:outline-level="3">1. Physical System Security</text:h>
      <text:p text:style-name="Standard"><text:span text:style-name="T27"><text:s text:c="11"/></text:span><text:span text:style-name="T10">Configure the </text:span><text:span text:style-name="Strong_20_Emphasis"><text:span text:style-name="T11">BIOS</text:span></text:span><text:span text:style-name="T19"> </text:span><text:span text:style-name="T10">to disable booting from </text:span><text:span text:style-name="Strong_20_Emphasis"><text:span text:style-name="T11">CD/DVD</text:span></text:span><text:span text:style-name="T10">, </text:span><text:span text:style-name="Strong_20_Emphasis"><text:span text:style-name="T11">External Devices</text:span></text:span><text:span text:style-name="T10">, </text:span><text:span text:style-name="Strong_20_Emphasis"><text:span text:style-name="T11">Floppy Drive</text:span></text:span><text:span text:style-name="T19"> </text:span><text:span text:style-name="T10">in </text:span><text:span text:style-name="Strong_20_Emphasis"><text:span text:style-name="T11">BIOS</text:span></text:span><text:span text:style-name="T10">. Next, enable </text:span><text:span text:style-name="Strong_20_Emphasis"><text:span text:style-name="T11">BIOS</text:span></text:span><text:span text:style-name="T19"> </text:span><text:span text:style-name="T10">password &amp; also protect </text:span><text:span text:style-name="Strong_20_Emphasis"><text:span text:style-name="T11">GRUB</text:span></text:span><text:span text:style-name="T19"> </text:span><text:span text:style-name="T10">with password to restrict physical access of your system.</text:span></text:p>
      <text:p text:style-name="P28"/>
      <text:h text:style-name="P14" text:outline-level="3">2. Disk Partitions</text:h>
      <text:p text:style-name="P28"><text:s text:c="9"/>It’s important to have different partitions to obtain higher data security in case if any disaster happens. By creating different partitions, data can be separated and grouped. When an unexpected accident occurs, only data of that partition will be damaged,</text:p>
      <text:p text:style-name="P1"><text:span text:style-name="T12">Make </text:span><text:span text:style-name="T10">sure that third party applications should be installed on separate file systems under </text:span><text:span text:style-name="Strong_20_Emphasis"><text:span text:style-name="T17">/opt</text:span></text:span><text:span text:style-name="T10">.</text:span></text:p>
      <text:p text:style-name="P8"><text:line-break/><text:span text:style-name="T5">3. Minimize Packages to Minimize Vulnerability</text:span></text:p>
      <text:p text:style-name="P30">It’s recommended to avoid installing useless packages </text:p>
      <text:p text:style-name="P2"><text:span text:style-name="T12">Find and remove or disable unwanted services from the server to minimize vulnerability. Use the ‘</text:span><text:span text:style-name="Strong_20_Emphasis"><text:span text:style-name="T13">chkconfig</text:span></text:span><text:span text:style-name="T12">‘ command to find out services which are running on </text:span><text:span text:style-name="Strong_20_Emphasis"><text:span text:style-name="T13">runlevel 3</text:span></text:span><text:span text:style-name="Strong_20_Emphasis"><text:span text:style-name="T18">h</text:span></text:span></text:p>
      <text:p text:style-name="P21"><text:span text:style-name="Strong_20_Emphasis"><text:span text:style-name="T18"># /sbin/chkconfig --list |grep '3:on'</text:span></text:span></text:p>
      <text:p text:style-name="P21"><text:span text:style-name="Strong_20_Emphasis"><text:span text:style-name="T18"># chkconfig serviceName off</text:span></text:span></text:p>
      <text:p text:style-name="P21"><text:span text:style-name="Strong_20_Emphasis"><text:span text:style-name="T18"/></text:span></text:p>
      <text:p text:style-name="P21"><text:span text:style-name="Strong_20_Emphasis"><text:span text:style-name="T13">Use the RPM</text:span></text:span><text:span text:style-name="Strong_20_Emphasis"><text:span text:style-name="T18"> </text:span></text:span><text:span text:style-name="Strong_20_Emphasis"><text:span text:style-name="T13">package manager such as “yum</text:span></text:span><text:span text:style-name="Strong_20_Emphasis"><text:span text:style-name="T18">” </text:span></text:span><text:span text:style-name="Strong_20_Emphasis"><text:span text:style-name="T13">or “apt-get</text:span></text:span><text:span text:style-name="Strong_20_Emphasis"><text:span text:style-name="T18">” </text:span></text:span><text:span text:style-name="Strong_20_Emphasis"><text:span text:style-name="T13">tools to list all installed packages on a system and remove them using the following command.</text:span></text:span></text:p>
      <text:p text:style-name="P21"><text:span text:style-name="Strong_20_Emphasis"><text:span text:style-name="T18"/></text:span></text:p>
      <text:p text:style-name="P21"><text:soft-page-break/><text:span text:style-name="Strong_20_Emphasis"><text:span text:style-name="T18"># yum -y remove package-name</text:span></text:span></text:p>
      <text:p text:style-name="P21"><text:span text:style-name="Strong_20_Emphasis"><text:span text:style-name="T18"># sudo apt-get remove package-name</text:span></text:span></text:p>
      <text:p text:style-name="P2"><text:span text:style-name="Strong_20_Emphasis"><text:span text:style-name="T18"/></text:span></text:p>
      <text:h text:style-name="P16" text:outline-level="3"><text:span text:style-name="Strong_20_Emphasis"><text:span text:style-name="T28">4. Check Listening Network Ports</text:span></text:span></text:h>
      <text:p text:style-name="P3"><text:span text:style-name="Strong_20_Emphasis"><text:span text:style-name="T28">With the help of ‘</text:span></text:span><text:span text:style-name="Strong_20_Emphasis"><text:span text:style-name="T29">netstat‘</text:span></text:span><text:span text:style-name="Strong_20_Emphasis"><text:span text:style-name="T28"> networking command you can view all open ports and associated programs. As I said above use ‘</text:span></text:span><text:span text:style-name="Strong_20_Emphasis"><text:span text:style-name="T29">chkconfig‘</text:span></text:span><text:span text:style-name="Strong_20_Emphasis"><text:span text:style-name="T28"> command to disable all unwanted network services from the system.</text:span></text:span></text:p>
      <text:p text:style-name="P3"><text:span text:style-name="Strong_20_Emphasis"><text:span text:style-name="T13"/></text:span></text:p>
      <text:p text:style-name="P18"><text:span text:style-name="Strong_20_Emphasis"><text:span text:style-name="T26"># netstat -tulpn</text:span></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text:span></text:p>
      <text:h text:style-name="P16" text:outline-level="3"><text:span text:style-name="Strong_20_Emphasis"><text:span text:style-name="T28">5. Use Secure Shell(SSH)</text:span></text:span></text:h>
      <text:h text:style-name="P23" text:outline-level="5"><text:span text:style-name="Strong_20_Emphasis"><text:span text:style-name="T28">Disable root Login</text:span></text:span></text:h>
      <text:p text:style-name="P3"><text:span text:style-name="Strong_20_Emphasis"><text:span text:style-name="T28"/></text:span></text:p>
      <text:p text:style-name="P18"><text:span text:style-name="Strong_20_Emphasis"><text:span text:style-name="T28"># </text:span></text:span><text:span text:style-name="Strong_20_Emphasis"><text:span text:style-name="T26">vi /etc/ssh/sshd_config</text:span></text:span></text:p>
      <text:p text:style-name="P18"><text:span text:style-name="Strong_20_Emphasis"><text:span text:style-name="T26"/></text:span></text:p>
      <text:p text:style-name="P18"><text:span text:style-name="Strong_20_Emphasis"><text:span text:style-name="T26"># PermitRootLogin no</text:span></text:span></text:p>
      <text:h text:style-name="P16" text:outline-level="3"><text:span text:style-name="Strong_20_Emphasis"><text:span text:style-name="T25">6. Keep System updated</text:span></text:span></text:h>
      <text:p text:style-name="P19"># yum updates</text:p>
      <text:p text:style-name="P19"># yum check-update</text:p>
      <text:h text:style-name="P15" text:outline-level="3">7. Lockdown Cronjobs</text:h>
      <text:p text:style-name="P9"><text:span text:style-name="Strong_20_Emphasis"><text:span text:style-name="T15">Cron</text:span></text:span><text:span text:style-name="T7"> has it’s own built in feature, where it allows to specify who may, and who may not want to run jobs. This is controlled by the use of files called </text:span><text:span text:style-name="Strong_20_Emphasis"><text:span text:style-name="T16">/etc/cron.allow</text:span></text:span><text:span text:style-name="T7"> and </text:span><text:span text:style-name="Strong_20_Emphasis"><text:span text:style-name="T16">/etc/cron.deny</text:span></text:span><text:span text:style-name="T7">. To lock a user using cron, simply add user names in </text:span><text:span text:style-name="Strong_20_Emphasis"><text:span text:style-name="T15">cron.deny</text:span></text:span><text:span text:style-name="T7"> and to allow a user to run cron add in </text:span><text:span text:style-name="Strong_20_Emphasis"><text:span text:style-name="T15">cron.allow</text:span></text:span><text:span text:style-name="T7"> file. If you would like to disable all users from using cron, add the ‘</text:span><text:span text:style-name="Strong_20_Emphasis"><text:span text:style-name="T15">ALL</text:span></text:span><text:span text:style-name="T7">‘ line to </text:span><text:span text:style-name="Strong_20_Emphasis"><text:span text:style-name="T15">cron.deny</text:span></text:span><text:span text:style-name="T7"> file.</text:span></text:p>
      <text:h text:style-name="P15" text:outline-level="3">8. Disable USB stick to Detect</text:h>
      <text:p text:style-name="P9"><text:span text:style-name="T7">Many times it happens that we want to restrict users from using </text:span><text:span text:style-name="Strong_20_Emphasis"><text:span text:style-name="T15">USB</text:span></text:span><text:span text:style-name="T7"> stick in systems to protect and secure data from stealing. Create a file ‘</text:span><text:span text:style-name="Strong_20_Emphasis"><text:span text:style-name="T15">/etc/modprobe.d/no-usb</text:span></text:span><text:span text:style-name="T7">‘ and adding below line will not detect </text:span><text:span text:style-name="Strong_20_Emphasis"><text:span text:style-name="T15">USB</text:span></text:span><text:span text:style-name="T7"> storage.</text:span></text:p>
      <text:p text:style-name="P19"><text:span text:style-name="T30"># </text:span>install usb-storage /bin/true</text:p>
      <text:h text:style-name="P15" text:outline-level="3"><text:soft-page-break/>9. Turn on SELinux</text:h>
      <text:p text:style-name="Text_20_body"><text:span text:style-name="T24"><text:line-break/></text:span><text:span text:style-name="Strong_20_Emphasis"><text:span text:style-name="T15">Security-Enhanced Linux</text:span></text:span><text:span text:style-name="T7"> (</text:span><text:span text:style-name="Strong_20_Emphasis"><text:span text:style-name="T15">SELinux</text:span></text:span><text:span text:style-name="T7">) is a compulsory access control security mechanism provided in the kernel. Disabling </text:span><text:span text:style-name="Strong_20_Emphasis"><text:span text:style-name="T15">SELinux</text:span></text:span><text:span text:style-name="T7"> means removing security mechanism from the system. Think twice carefully before removing, if your system is attached to internet and accessed by the public, then think some more on it.</text:span></text:p>
      <text:p text:style-name="P9"><text:span text:style-name="Strong_20_Emphasis"><text:span text:style-name="T15">SELinux</text:span></text:span><text:span text:style-name="T7"> provides three basic modes of operation and they are.</text:span></text:p>
      <text:list xml:id="list1635437427" text:style-name="L2">
        <text:list-item>
          <text:p text:style-name="P37"><text:span text:style-name="Strong_20_Emphasis"><text:span text:style-name="T15">Enforcing</text:span></text:span><text:span text:style-name="T7">: This is default mode which enable and enforce the </text:span><text:span text:style-name="Strong_20_Emphasis"><text:span text:style-name="T15">SELinux</text:span></text:span><text:span text:style-name="T7"> security policy on the machine.</text:span></text:p>
        </text:list-item>
        <text:list-item>
          <text:p text:style-name="P37"><text:span text:style-name="Strong_20_Emphasis"><text:span text:style-name="T15">Permissive</text:span></text:span><text:span text:style-name="T7">: In this mode, </text:span><text:span text:style-name="Strong_20_Emphasis"><text:span text:style-name="T15">SELinux</text:span></text:span><text:span text:style-name="T7"> will not enforce the security policy on the system, only warn and log actions. This mode is very useful in term of troubleshooting </text:span><text:span text:style-name="Strong_20_Emphasis"><text:span text:style-name="T15">SELinux</text:span></text:span><text:span text:style-name="T7"> related issues.</text:span></text:p>
        </text:list-item>
        <text:list-item>
          <text:p text:style-name="P37"><text:span text:style-name="Strong_20_Emphasis"><text:span text:style-name="T15">Disabled</text:span></text:span><text:span text:style-name="T7">: </text:span><text:span text:style-name="Strong_20_Emphasis"><text:span text:style-name="T15">SELinux</text:span></text:span><text:span text:style-name="T7"> is turned off.</text:span></text:p>
        </text:list-item>
      </text:list>
      <text:p text:style-name="P9"><text:span text:style-name="T7">You can view current status of </text:span><text:span text:style-name="Strong_20_Emphasis"><text:span text:style-name="T15">SELinux</text:span></text:span><text:span text:style-name="T7"> mode from the command line using ‘</text:span><text:span text:style-name="Strong_20_Emphasis"><text:span text:style-name="T15">system-config-selinux</text:span></text:span><text:span text:style-name="T7">‘, ‘</text:span><text:span text:style-name="Strong_20_Emphasis"><text:span text:style-name="T15">getenforce</text:span></text:span><text:span text:style-name="T7">‘ or ‘</text:span><text:span text:style-name="Strong_20_Emphasis"><text:span text:style-name="T15">sestatus</text:span></text:span><text:span text:style-name="T7">‘ commands.</text:span></text:p>
      <text:p text:style-name="P7"/>
      <text:p text:style-name="P12"># setenforce enforcing</text:p>
      <text:h text:style-name="P15" text:outline-level="3">11. Turn Off IPv6</text:h>
      <text:p text:style-name="P12"># vi /etc/sysconfig/network</text:p>
      <text:p text:style-name="P12">NETWORKING_IPV6=no</text:p>
      <text:p text:style-name="P22">IPV6INIT=no</text:p>
      <text:h text:style-name="P15" text:outline-level="3"><text:soft-page-break/>12. Restrict Users to Use Old Passwords,<text:span text:style-name="T30"> ask to use strong password and set password expiration.</text:span></text:h>
      <text:p text:style-name="P6"/>
      <text:h text:style-name="P15" text:outline-level="3">16. Enable Iptables (Firewall, <text:span text:style-name="T30">SG, NACL)</text:span></text:h>
      <text:p text:style-name="P6"><text:s text:c="3"/><text:span text:style-name="T30">Deny all, <text:s/>Allow some</text:span></text:p>
      <text:p text:style-name="P7"/>
      <text:p text:style-name="P7"/>
      <text:p text:style-name="P7"/>
      <text:p text:style-name="P7"/>
      <text:h text:style-name="P15" text:outline-level="3"><text:span text:style-name="T31">17. </text:span>Disable Ctrl+Alt+Delete in Inittab</text:h>
      <text:p text:style-name="Text_20_body"><text:span text:style-name="T24"><text:s text:c="3"/></text:span><text:span text:style-name="T7">In most Linux distributions, pressing ‘</text:span><text:span text:style-name="Strong_20_Emphasis"><text:span text:style-name="T8">CTRL-ALT-DELETE’</text:span></text:span><text:span text:style-name="T14"> </text:span><text:span text:style-name="T7">will takes your system to reboot process. So, it’s not a good idea to have this option enabled at least on production servers, if someone by mistakenly does this.</text:span></text:p>
      <text:p text:style-name="P4"/>
      <text:p text:style-name="Text_20_body"><text:span text:style-name="T7">This is defined in ‘</text:span><text:span text:style-name="Strong_20_Emphasis"><text:span text:style-name="T9">/etc/inittab</text:span></text:span><text:span text:style-name="T7">‘ file, if you look closely in that file you will see a line similar to below.</text:span></text:p>
      <text:p text:style-name="P4"/>
      <text:p text:style-name="P19"># Trap CTRL-ALT-DELETE</text:p>
      <text:p text:style-name="P19">#ca::ctrlaltdel:/sbin/shutdown -t3 -r now</text:p>
      <text:p text:style-name="P19"/>
      <text:h text:style-name="P15" text:outline-level="3">18. Checking Accounts for Empty Passwords</text:h>
      <text:p text:style-name="P19"/>
      <text:p text:style-name="P4">To check if there were any accounts with empty password, use the following command.</text:p>
      <text:p text:style-name="P7"><text:line-break/><text:span text:style-name="T6"># cat /etc/shadow | awk -F: '($2==""){print $1}'</text:span></text:p>
      <text:p text:style-name="P7"/>
      <text:h text:style-name="P13" text:outline-level="3"><text:soft-page-break/>20. Monitor User Activities</text:h>
      <text:p text:style-name="P7"><text:span text:style-name="T1">There are two useful tools called ‘</text:span><text:span text:style-name="Strong_20_Emphasis"><text:span text:style-name="T3">psacct</text:span></text:span><text:span text:style-name="T2">‘ </text:span><text:span text:style-name="T1">and ‘</text:span><text:span text:style-name="Strong_20_Emphasis"><text:span text:style-name="T3">acct</text:span></text:span><text:span text:style-name="T2">‘ </text:span><text:span text:style-name="T1">are used for monitoring user activities and processes on a system.</text:span></text:p>
      <text:p text:style-name="P3"/>
      <text:h text:style-name="P16" text:outline-level="3">21. Review Logs Regularly</text:h>
      <text:p text:style-name="P7"><text:span text:style-name="Strong_20_Emphasis"><text:span text:style-name="T4">/var/log/message</text:span></text:span><text:span text:style-name="T1"> – Where whole system logs or current activity logs are available.</text:span></text:p>
      <text:list xml:id="list3964949665" text:style-name="L3">
        <text:list-item>
          <text:p text:style-name="P38"><text:span text:style-name="Strong_20_Emphasis"><text:span text:style-name="T4">/var/log/auth.log</text:span></text:span><text:span text:style-name="T1"> – Authentication logs.</text:span></text:p>
        </text:list-item>
        <text:list-item>
          <text:p text:style-name="P38"><text:span text:style-name="Strong_20_Emphasis"><text:span text:style-name="T4">/var/log/kern.log</text:span></text:span><text:span text:style-name="T1"> – Kernel logs.</text:span></text:p>
        </text:list-item>
        <text:list-item>
          <text:p text:style-name="P38"><text:span text:style-name="Strong_20_Emphasis"><text:span text:style-name="T4">/var/log/cron.log</text:span></text:span><text:span text:style-name="T1"> – Crond logs (cron job).</text:span></text:p>
        </text:list-item>
        <text:list-item>
          <text:p text:style-name="P38"><text:span text:style-name="Strong_20_Emphasis"><text:span text:style-name="T4">/var/log/maillog</text:span></text:span><text:span text:style-name="T1"> – Mail server logs.</text:span></text:p>
        </text:list-item>
        <text:list-item>
          <text:p text:style-name="P38"><text:span text:style-name="Strong_20_Emphasis"><text:span text:style-name="T4">/var/log/boot.log</text:span></text:span><text:span text:style-name="T1"> – System boot log.</text:span></text:p>
        </text:list-item>
        <text:list-item>
          <text:p text:style-name="P38"><text:span text:style-name="Strong_20_Emphasis"><text:span text:style-name="T4">/var/log/mysqld.log</text:span></text:span><text:span text:style-name="T1"> – MySQL database server log file.</text:span></text:p>
        </text:list-item>
        <text:list-item>
          <text:p text:style-name="P38"><text:span text:style-name="Strong_20_Emphasis"><text:span text:style-name="T4">/var/log/secure</text:span></text:span><text:span text:style-name="T1"> – Authentication log.</text:span></text:p>
        </text:list-item>
        <text:list-item>
          <text:p text:style-name="P38"><text:span text:style-name="Strong_20_Emphasis"><text:span text:style-name="T4">/var/log/utmp</text:span></text:span><text:span text:style-name="T1"> or </text:span><text:span text:style-name="Strong_20_Emphasis"><text:span text:style-name="T4">/var/log/wtmp</text:span></text:span><text:span text:style-name="T1"> : Login records file.</text:span></text:p>
        </text:list-item>
        <text:list-item>
          <text:p text:style-name="P38"><text:span text:style-name="Strong_20_Emphasis"><text:span text:style-name="T4">/var/log/yum.lo</text:span></text:span><text:span text:style-name="T1">g: Yum log files.</text:span></text:p>
        </text:list-item>
      </text:list>
      <text:h text:style-name="P16" text:outline-level="3">22. Important file Backup</text:h>
      <text:p text:style-name="P3"/>
      <text:h text:style-name="P16" text:outline-level="3">24. Keep /boot as read-only</text:h>
      <text:p text:style-name="P7"><text:span text:style-name="T1">Linux kernel and its related files are in </text:span><text:span text:style-name="Strong_20_Emphasis"><text:span text:style-name="T4">/boot</text:span></text:span><text:span text:style-name="T1"> directory which is by default as </text:span><text:span text:style-name="Strong_20_Emphasis"><text:span text:style-name="T4">read-write</text:span></text:span><text:span text:style-name="T1">. Changing it to </text:span><text:span text:style-name="Strong_20_Emphasis"><text:span text:style-name="T4">read-only</text:span></text:span><text:span text:style-name="T1"> reduces the risk of unauthorized modification of critical boot files. To do this, open “</text:span><text:span text:style-name="Strong_20_Emphasis"><text:span text:style-name="T4">/etc/fstab</text:span></text:span><text:span text:style-name="T1">” file.</text:span></text:p>
      <text:p text:style-name="P11"># vi /etc/fstab</text:p>
      <text:p text:style-name="P10">Add the following line at the bottom, save and close it.</text:p>
      <text:p text:style-name="P11">LABEL=/boot <text:s text:c="4"/>/boot <text:s text:c="4"/>ext2 <text:s text:c="4"/>defaults,ro <text:s text:c="4"/>1 2</text:p>
      <text:p text:style-name="P10">Please note that you need to reset the change to read-write if you need to upgrade the kernel in future.</text:p>
      <text:h text:style-name="P16" text:outline-level="3"><text:soft-page-break/>25. Ignore ICMP or Broadcast Request</text:h>
      <text:p text:style-name="P33">Block ICMP and Broadcast request by blocking ports from SG and NACL.</text:p>
      <text:p text:style-name="P33"/>
      <text:h text:style-name="P26" text:outline-level="4"><text:bookmark text:name="10-perform-system-auditing"/>10. Perform system auditing</text:h>
      <text:p text:style-name="P33">You can’t properly protect a system if you don’t measure it.</text:p>
      <text:p text:style-name="P9"><text:span text:style-name="T20">Use a security tool like </text:span><text:a xlink:type="simple" xlink:href="http://cisofy.com/lynis/" office:target-frame-name="_blank" xlink:show="new" text:style-name="Internet_20_link" text:visited-style-name="Visited_20_Internet_20_Link"><text:span text:style-name="T22">Lynis</text:span></text:a></text:p>
      <text:p text:style-name="P36"/>
      <text:p text:style-name="P27">[root@arch ~]# cd lynis <text:s text:c="3"/></text:p>
      <text:p text:style-name="P27"><text:s text:c="48"/></text:p>
      <text:p text:style-name="P20"><text:span text:style-name="T23">[root@arch lynis]# ./lynis audit system -Q</text:span></text:p>
      <text:p text:style-name="P33"/>
      <text:p text:style-name="P33"/>
      <text:p text:style-name="P33"/>
      <text:p text:style-name="P33"/>
      <text:p text:style-name="P34">AWS Cron</text:p>
      <text:p text:style-name="P29"><text:bookmark text:name="w609aac13c11b8"/></text:p>
      <table:table table:name="Table1" table:style-name="Table1">
        <table:table-column table:style-name="Table1.A"/>
        <table:table-column table:style-name="Table1.B"/>
        <table:table-column table:style-name="Table1.C"/>
        <table:table-row>
          <table:table-cell table:style-name="Table1.A1" office:value-type="string">
            <text:p text:style-name="P25">Field</text:p>
          </table:table-cell>
          <table:table-cell table:style-name="Table1.A1" office:value-type="string">
            <text:p text:style-name="P25">Values</text:p>
          </table:table-cell>
          <table:table-cell table:style-name="Table1.A1" office:value-type="string">
            <text:p text:style-name="P25">Wildcards</text:p>
          </table:table-cell>
        </table:table-row>
        <table:table-row>
          <table:table-cell table:style-name="Table1.A2" office:value-type="string">
            <text:p text:style-name="P24">Minutes</text:p>
          </table:table-cell>
          <table:table-cell table:style-name="Table1.B2" office:value-type="string">
            <text:p text:style-name="P24">0-59</text:p>
          </table:table-cell>
          <table:table-cell table:style-name="Table1.C2" office:value-type="string">
            <text:p text:style-name="P24">, - * /</text:p>
          </table:table-cell>
        </table:table-row>
        <table:table-row>
          <table:table-cell table:style-name="Table1.A3" office:value-type="string">
            <text:p text:style-name="P24">Hours</text:p>
          </table:table-cell>
          <table:table-cell table:style-name="Table1.B3" office:value-type="string">
            <text:p text:style-name="P24">0-23</text:p>
          </table:table-cell>
          <table:table-cell table:style-name="Table1.C3" office:value-type="string">
            <text:p text:style-name="P24">, - * /</text:p>
          </table:table-cell>
        </table:table-row>
        <table:table-row>
          <table:table-cell table:style-name="Table1.A4" office:value-type="string">
            <text:p text:style-name="P24">Day-of-month</text:p>
          </table:table-cell>
          <table:table-cell table:style-name="Table1.B4" office:value-type="string">
            <text:p text:style-name="P24">1-31</text:p>
          </table:table-cell>
          <table:table-cell table:style-name="Table1.C4" office:value-type="string">
            <text:p text:style-name="P24">, - * ? / L W</text:p>
          </table:table-cell>
        </table:table-row>
        <table:table-row>
          <table:table-cell table:style-name="Table1.A5" office:value-type="string">
            <text:p text:style-name="P24">Month</text:p>
          </table:table-cell>
          <table:table-cell table:style-name="Table1.B5" office:value-type="string">
            <text:p text:style-name="P24">1-12 or JAN-DEC</text:p>
          </table:table-cell>
          <table:table-cell table:style-name="Table1.C5" office:value-type="string">
            <text:p text:style-name="P24">, - * /</text:p>
          </table:table-cell>
        </table:table-row>
        <table:table-row>
          <table:table-cell table:style-name="Table1.A6" office:value-type="string">
            <text:p text:style-name="P24">Day-of-week</text:p>
          </table:table-cell>
          <table:table-cell table:style-name="Table1.B6" office:value-type="string">
            <text:p text:style-name="P24">1-7 or SUN-SAT</text:p>
          </table:table-cell>
          <table:table-cell table:style-name="Table1.C6" office:value-type="string">
            <text:p text:style-name="P24">, - * ? L #</text:p>
          </table:table-cell>
        </table:table-row>
        <table:table-row>
          <table:table-cell table:style-name="Table1.A7" office:value-type="string">
            <text:p text:style-name="P24">Year</text:p>
          </table:table-cell>
          <table:table-cell table:style-name="Table1.B7" office:value-type="string">
            <text:p text:style-name="P24">1970-2199</text:p>
          </table:table-cell>
          <table:table-cell table:style-name="Table1.C7" office:value-type="string">
            <text:p text:style-name="P24">, - * /</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Open Sans', Helvetica, Arial, sans-serif"/>
    <style:font-face style:name="Consolas" svg:font-family="Consolas, Menlo, 'Bitstream Vera Sans Mono', monospace, 'Powerline Symbols'"/>
    <style:font-face style:name="Lohit Devanagari1" svg:font-family="'Lohit Devanagari'"/>
    <style:font-face style:name="Roboto Condensed" svg:font-family="'Roboto Condensed', Arial, sans-serif"/>
    <style:font-face style:name="apple-system" svg:font-family="apple-system, BlinkMacSystemFont, 'Segoe UI', Roboto, Oxygen-Sans, Ubuntu, Cantarell, 'Helvetica Neue', sans-serif"/>
    <style:font-face style:name="courier 10 pitch" svg:font-family="'courier 10 pitch', Courier, monospace"/>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24:45.726043542</meta:creation-date>
    <dc:date>2019-02-21T12:41:52.732391825</dc:date>
    <meta:editing-duration>P1DT16H31M20S</meta:editing-duration>
    <meta:editing-cycles>5</meta:editing-cycles>
    <meta:generator>LibreOffice/6.0.7.3$Linux_X86_64 LibreOffice_project/00m0$Build-3</meta:generator>
    <meta:document-statistic meta:table-count="1" meta:image-count="0" meta:object-count="0" meta:page-count="6" meta:paragraph-count="114" meta:word-count="954" meta:character-count="5904" meta:non-whitespace-character-count="4962"/>
  </office:meta>
</office:document-meta>
</file>